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d8929"/>
    </style:style>
    <style:style style:name="P2" style:family="paragraph">
      <style:paragraph-properties style:writing-mode="lr-tb"/>
      <style:text-properties officeooo:paragraph-rsid="001d8929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1.25pt"/>
    </style:style>
    <style:style style:name="T4" style:family="text">
      <style:text-properties style:font-name="monospace" fo:font-size="12pt"/>
    </style:style>
    <style:style style:name="T5" style:family="text">
      <style:text-properties style:font-name="serif" fo:font-size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ar las siguientes restricciones:<text:line-break/>1. Los siguientes atributos son obligatorios:<text:line-break/>• NOMBRE (en todas las tablas),<text:line-break/>• APELLIDO1 en EMPLEADOS,<text:line-break/>• PRESUPUESTO en DEPARTAMENTOS,<text:line-break/>• SALARIO en HISTORIAL_SALARIAL y<text:line-break/>• SALARIO_MIN y SALARIO_MAX en TRABAJOS.</text:p>
      <text:p text:style-name="P1"><text:line-break/></text:p>
      <text:p text:style-name="P1"><text:line-break/>CREATE TABLE nombre_tabla (nombre_campo TIPO NOT NULL, ... ) ;<text:line-break/></text:p>
      <text:p text:style-name="P1"><text:line-break/>ALTER TABLE nombre_tabla MODIFY nombre_campo TIPO NOT NULL;</text:p>
      <text:p text:style-name="P1"/>
      <text:p text:style-name="P1">2. El atributo SEXO en EMPLEADOS sólo puede tomar los valores H para hombre y<text:line-break/>M para mujer.</text:p>
      <text:p text:style-name="P1"><text:line-break/>ALTER TABLE empleados<text:line-break/>ADD CONSTRAINT ck_sexo<text:line-break/>CHECK (sexo =’H’ OR sexo=’M’) ;</text:p>
      <text:p text:style-name="P1"/>
      <text:p text:style-name="P1">3. Dos DEPARTAMENTOS no se llaman igual. Dos TRABAJOS tampoco.</text:p>
      <text:p text:style-name="P1"><text:line-break/>ALTER TABLE departamentos<text:line-break/>ADD CONSTRAINT uk_nombre_dpto<text:line-break/>UNIQUE (nombre_dpto) ;<text:line-break/>ALTER TABLE trabajos<text:line-break/>ADD CONSTRAINT uk_nombre_trab<text:line-break/>UNIQUE (nombre_trab) ;</text:p>
      <text:p text:style-name="P1"/>
      <text:p text:style-name="P1">4. Cada empleado tiene un solo salario en cada momento. También, cada empleado<text:line-break/>tendrá asignado un solo trabajo en cada momento.</text:p>
      <text:p text:style-name="P1"><text:line-break/>ALTER TABLE historial_salarial<text:line-break/>ADD CONSTRAINT pk_historial_salarial<text:line-break/>PRIMARY KEY (empleado_dni, salario, fecha_comienzo) ;<text:line-break/>ALTER TABLE historial_ laboral<text:line-break/>ADD CONSTRAINT pk_historial_ laboral<text:line-break/>PRIMARY KEY (empleado_dni, trabajo_cod, fecha_inicio) ;</text:p>
      <text:p text:style-name="P1"><text:line-break/></text:p>
      <text:p text:style-name="P1">5. Se ha de mantener la regla de integridad de referencia y pensar una clave primaria<text:line-break/>para cada tabla.</text:p>
      <text:p text:style-name="P1"><text:line-break/>/* CLAVES PRIMARIAS */<text:line-break/>ALTER TABLE empleados<text:line-break/>ADD CONSTRAINT pk_empleados<text:line-break/>PRIMARY KEY (dni) ;<text:line-break/>ALTER TABLE historial_salarial<text:line-break/>ADD CONSTRAINT pk_historial_salarial<text:line-break/>PRIMARY KEY (empleado_dni, salario, fecha_comienzo) ;<text:line-break/><text:soft-page-break/>ALTER TABLE historial_laboral<text:line-break/>ADD CONSTRAINT pk_historial_laboral<text:line-break/>PRIMARY KEY (empleado_dni, trabajo_cod, fecha_inicio) ;<text:line-break/>ALTER TABLE departamentos<text:line-break/>ADD CONSTRAINT pk_departamentos<text:line-break/>PRIMARY KEY (departamento_cod) ;<text:line-break/>ALTER TABLE estudios<text:line-break/>ADD CONSTRAINT pk_estudios<text:line-break/>PRIMARY KEY (empleado_dni, universidad, especialidad) ;<text:line-break/>ALTER TABLE universidades<text:line-break/>ADD CONSTRAINT pk_universidades<text:line-break/>PRIMARY KEY (uni_cod) ;<text:line-break/>ALTER TABLE trabajos<text:line-break/>ADD CONSTRAINT pk_trabajos<text:line-break/>PRIMARY KEY (trabajo_cod) ;</text:p>
      <text:p text:style-name="P1"><text:line-break/>/* CLAVES AJENAS */<text:line-break/>ALTER TABLE historial_salarial<text:line-break/>ADD CONSTRAINT fk_historial_salarial_empleado<text:line-break/>FOREIGN KEY (empleado_dni)<text:line-break/>REFERENCES empleados (dni) ;<text:line-break/>ALTER TABLE historial_laboral<text:line-break/>ADD CONSTRAINT fk_historial_laboral_empleado<text:line-break/>FOREIGN KEY (empleado_dni)<text:line-break/>REFERENCES empleados (dni) ;<text:line-break/>ALTER TABLE historial_laboral<text:line-break/>ADD CONSTRAINT fk_historial_laboral_supervisor<text:line-break/>FOREIGN KEY (supervisor_dni)<text:line-break/>REFERENCES empleados (dni) ;<text:line-break/>ALTER TABLE historial_laboral<text:line-break/>ADD CONSTRAINT fk_historial_laboral_trabajo<text:line-break/>FOREIGN KEY (trabajo_cod)<text:line-break/>REFERENCES trabajos (trabajo_cod) ;<text:line-break/>ALTER TABLE historial_laboral<text:line-break/>ADD CONSTRAINT fk_historial_laboral_dpto<text:line-break/>FOREIGN KEY (dpto_cod)<text:line-break/>REFERENCES departamentos (dpto_cod) ;<text:line-break/>Ejercicios SQL - Definición de Datos - Solución Página 12 de 17</text:p>
      <text:p text:style-name="P1">ALTER TABLE departamentos<text:line-break/>ADD CONSTRAINT fk_departamento_padre<text:line-break/>FOREIGN KEY (dpto_padre)<text:line-break/>REFERENCES departamentos (dpto_cod) ;<text:line-break/>ALTER TABLE estudios<text:line-break/>ADD CONSTRAINT fk_estudios_empleado<text:line-break/>FOREIGN KEY (empleado_dni)<text:line-break/>REFERENCES empleados (dni) ;<text:line-break/>ALTER TABLE estudios<text:line-break/>ADD CONSTRAINT fk_estudios_universidad<text:line-break/>FOREIGN KEY (universidad)<text:line-break/>REFERENCES universidades (univ_cod) ;</text:p>
      <text:p text:style-name="P1"/>
      <text:p text:style-name="P1"><text:soft-page-break/><text:line-break/>Realizar las siguientes operaciones:</text:p>
      <text:p text:style-name="P1"/>
      <text:p text:style-name="P1">1. Insertar dos filas en cada tabla, rellenando todos sus atributos y haciendo cumplir<text:line-break/>las restricciones de integridad anteriores.</text:p>
      <text:p text:style-name="P1"><text:line-break/>INSERT INTO nombre_tabla (<text:line-break/>nombre_columna1,<text:line-break/>nombre_columna2,<text:line-break/>...,<text:line-break/>nombre columnaN )<text:line-break/>VALUES (<text:line-break/>valor_columna1,<text:line-break/>valor_columna2,<text:line-break/>...,<text:line-break/>valor columnaN ) ;</text:p>
      <text:p text:style-name="P1"/>
      <text:p text:style-name="P1">2. Inserte las siguientes filas (las columnas que no aparecen se considerarán nulas).</text:p>
      <text:p text:style-name="P1"><text:line-break/></text:p>
      <text:p text:style-name="P1"><text:line-break/>INSERT INTO empleados (<text:line-break/>nombre, apellido1, apellido2, dni, sexo )<text:line-break/>VALUES (<text:line-break/>‘Sergio’, ’Palma’, ’Entrena’, ’111222’, ’P’) ;</text:p>
      <text:p text:style-name="P1"><text:line-break/>INSERT INTO empleados (<text:line-break/>nombre, apellido1, apellido2, dni, sexo)<text:line-break/>VALUES (<text:line-break/>‘Lucia’, ’Ortega’, ’Plus’, ’222333’, NULL) ;</text:p>
      <text:p text:style-name="P1"><text:line-break/><text:line-break/>INSERT INTO historial_laboral (<text:line-break/>empleado_dni,<text:line-break/>trab_cod,<text:line-break/>fecha_inicio,<text:line-break/>fecha_fin,<text:line-break/>dpto_cod,<text:line-break/>supervisor_dni )<text:line-break/>VALUES (<text:line-break/>‘111222’,<text:line-break/>NULL,<text:line-break/>’6­JUN­1996’,<text:line-break/>NULL,<text:line-break/>NULL,<text:line-break/>’222333’) 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. ¿Qué ocurre si se modifica esta última fila de historial_laboral asignándole al<text:line-break/>empleado 111222 un supervisor que no existe en la tabla de empleados?</text:p>
      <text:p text:style-name="P1"><text:line-break/>Se produciría un error por violación de la clave ajena definida sobre la <text:line-break/>tabla historial_laboral que afecta al campo supervisor_dni que referencia <text:line-break/>al campo dni de la tabla empleados.</text:p>
      <text:p text:style-name="P1"/>
      <text:p text:style-name="P1">4. Borre una universidad de la tabla de UNIVERSIDADES ¿Qué le sucede a la<text:line-break/>restricción de clave ajena de la tabla ESTUDIOS? Altere la definición de la tabla<text:line-break/>para que se mantenga la restricción aunque se borre una universidad.<text:line-break/>No se podrán borrar aquellas Universidades cuyo código esté presente en la<text:line-break/>tabla Estudios por existir una restricción de clave ajena desde dicha <text:line-break/>tabla hacia la tabla Universidades. Es decir, no pueden borrarse registros<text:line-break/>padres mientras existan registros hijos dependientes.<text:line-break/>Una manera de poder borrar sería eliminando la clave ajena:</text:p>
      <text:p text:style-name="P1"><text:line-break/>ALTER TABLE estudios DROP CONSTRAINT fk_estudios_universidades;<text:line-break/>También se podria modificar la restricción para que ponga un null en los <text:line-break/>registros hijos en el caso de que se borre el registro padre:<text:line-break/>ALTER TABLE estudios<text:line-break/>ADD CONSTRAINT fk_estudios_universidad<text:line-break/>FOREIGN KEY (universidad)<text:line-break/>REFERENCES universidades (univ_cod)<text:line-break/>ON DELETE SET NULL;</text:p>
      <text:p text:style-name="P1"><text:line-break/>También se podría haber creado la FK con la opción “ON DELETE CASCA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2:57:27.093983049</meta:creation-date>
    <dc:date>2022-02-03T13:03:26.150811939</dc:date>
    <meta:editing-duration>PT5M59S</meta:editing-duration>
    <meta:editing-cycles>1</meta:editing-cycles>
    <meta:document-statistic meta:table-count="0" meta:image-count="0" meta:object-count="0" meta:page-count="4" meta:paragraph-count="28" meta:word-count="690" meta:character-count="5160" meta:non-whitespace-character-count="4471"/>
    <meta:generator>LibreOffice/6.4.7.2$Linux_X86_64 LibreOffice_project/40$Build-2</meta:generator>
  </office:meta>
</office:document-meta>
</file>